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7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2T17:57:33.26">
            <text:p>2020/6/12 17:57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2T17:57:33.26">
            <text:p>2020/6/12 17:57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4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2T17:57:33.27">
            <text:p>2020/6/12 17:57</text:p>
          </table:table-cell>
          <table:table-cell table:style-name="ce14" table:formula="of:=NOW()" office:value-type="date" office:date-value="2020-06-12T17:57:33.27">
            <text:p>2020/6/12 17:57</text:p>
          </table:table-cell>
          <table:table-cell table:style-name="ce14" table:formula="of:=NOW()" office:value-type="date" office:date-value="2020-06-12T17:57:33.27">
            <text:p>2020/6/12 17:57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7)">
            <text:p>sn(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6cm" draw:caption-point-x="-0.61cm" draw:caption-point-y="1.16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62"/>
          <table:table-cell table:style-name="ce65"/>
          <table:table-cell table:style-name="ce67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6" office:value-type="date" office:date-value="2020-06-01T17:27:56.78">
            <text:p>06.01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 office:value-type="float" office:value="6">
            <text:p>6</text:p>
          </table:table-cell>
          <table:table-cell table:style-name="ce38" office:value-type="string">
            <text:p>初心者のためのLTspice入門の入門（7）（Ver.2）　過渡特性</text:p>
          </table:table-cell>
          <table:table-cell table:style-name="ce41" office:value-type="string">
            <text:p>https://www.denshi.club/ltspice/2016/02/ltspice7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2T18:14:49.090001">
            <text:p>06.02</text:p>
          </table:table-cell>
          <table:table-cell table:style-name="ce63"/>
          <table:table-cell table:style-name="ce66" office:value-type="date" office:date-value="2020-06-03T19:09:09.9">
            <text:p>06.03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7">
            <text:p>7</text:p>
          </table:table-cell>
          <table:table-cell table:style-name="ce38" office:value-type="string">
            <text:p>初心者のためのLTspice入門の入門（8）（Ver.2）　増幅回路のシミュレート</text:p>
          </table:table-cell>
          <table:table-cell table:style-name="ce41" office:value-type="string">
            <text:p>https://www.denshi.club/ltspice/2016/03/post-2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3T19:09:09.9">
            <text:p>06.03</text:p>
          </table:table-cell>
          <table:table-cell table:style-name="ce63" office:value-type="date" office:date-value="2020-06-04T16:20:14.75">
            <text:p>06.04</text:p>
          </table:table-cell>
          <table:table-cell table:style-name="ce66" office:value-type="date" office:date-value="2020-06-04T17:05:07.04">
            <text:p>06.04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8">
            <text:p>8</text:p>
          </table:table-cell>
          <table:table-cell table:style-name="ce38" office:value-type="string">
            <text:p>初心者のためのLTspice入門の入門（9）（Ver.2）　反転増幅器</text:p>
          </table:table-cell>
          <table:table-cell table:style-name="ce41" office:value-type="string">
            <text:p>https://www.denshi.club/ltspice/2016/03/ltspice9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4T17:04:57.620001">
            <text:p>06.04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9">
            <text:p>9</text:p>
          </table:table-cell>
          <table:table-cell table:style-name="ce38" office:value-type="string">
            <text:p>初心者のためのLTspice入門の入門（10）（Ver.2）　非反転増幅器</text:p>
          </table:table-cell>
          <table:table-cell table:style-name="ce41" office:value-type="string">
            <text:p>https://www.denshi.club/ltspice/2016/03/ltspice10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6T16:23:40.33">
            <text:p>06.06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10">
            <text:p>10</text:p>
          </table:table-cell>
          <table:table-cell table:style-name="ce38" office:value-type="string">
            <text:p>初心者のためのLTspice入門の入門（11）（Ver.2）TIのOPA1622</text:p>
          </table:table-cell>
          <table:table-cell table:style-name="ce41" office:value-type="string">
            <text:p>https://www.denshi.club/ltspice/2016/04/ltspice11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6T16:23:40.33">
            <text:p>06.06</text:p>
          </table:table-cell>
          <table:table-cell table:style-name="ce63"/>
          <table:table-cell table:style-name="ce66" office:value-type="date" office:date-value="2020-06-12T17:52:03.11">
            <text:p>06.12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11">
            <text:p>11</text:p>
          </table:table-cell>
          <table:table-cell table:style-name="ce40" office:value-type="string">
            <text:p>初心者のためのLTspice入門の入門（12）（Ver.2）TIのOPA1622</text:p>
          </table:table-cell>
          <table:table-cell table:style-name="ce34" office:value-type="string">
            <text:p>https://www.denshi.club/ltspice/2016/05/ltspice12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12T17:52:03.11">
            <text:p>06.1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2">
            <text:p>12</text:p>
          </table:table-cell>
          <table:table-cell table:style-name="ce40" office:value-type="string">
            <text:p>増幅回路の動作原理</text:p>
          </table:table-cell>
          <table:table-cell table:style-name="ce34" office:value-type="string">
            <text:p>https://kairo-nyumon.com/analog_basic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12T17:52:03.11">
            <text:p>06.1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2T17:57:29.47">
            <text:p>2020/6/12 17:57</text:p>
          </table:table-cell>
          <table:table-cell table:style-name="ce14" table:formula="of:=NOW()" office:value-type="date" office:date-value="2020-06-12T17:57:29.47">
            <text:p>2020/6/12 17:57</text:p>
          </table:table-cell>
          <table:table-cell table:style-name="ce14" table:formula="of:=NOW()" office:value-type="date" office:date-value="2020-06-12T17:57:29.47">
            <text:p>2020/6/12 17:57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2T17:57:29.47">
            <text:p>2020/6/12 17:57</text:p>
          </table:table-cell>
          <table:table-cell table:style-name="ce14" table:formula="of:=NOW()" office:value-type="date" office:date-value="2020-06-12T17:57:29.47">
            <text:p>2020/6/12 17:57</text:p>
          </table:table-cell>
          <table:table-cell table:style-name="ce14" table:formula="of:=NOW()" office:value-type="date" office:date-value="2020-06-12T17:57:29.47">
            <text:p>2020/6/12 17:57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70"/>
        <table:table-column table:style-name="co1" table:default-cell-style-name="ce72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2T17:57:33.37">
            <text:p>2020/6/12 17:57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9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4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 office:value-type="date" office:date-value="2020-05-30T16:09:31.93">
            <text:p>05.30</text:p>
          </table:table-cell>
          <table:table-cell table:style-name="ce72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2T17:57:33.37">
            <text:p>2020/6/12 17:57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style:style style:name="無題9" style:family="table-cell" style:parent-style-name="Default">
      <style:table-cell-properties fo:background-color="#b2b2b2"/>
    </style:style>
    <style:style style:name="無題10" style:family="table-cell" style:parent-style-name="Default">
      <style:table-cell-properties fo:background-color="#808080"/>
      <style:text-properties fo:color="#ff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2020/06/12</text:date>, <text:time>17:57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12T17:57:33.10</dc:date>
    <dc:creator>iwabuchi ken</dc:creator>
    <meta:editing-duration>P1DT6H51M18S</meta:editing-duration>
    <meta:editing-cycles>134</meta:editing-cycles>
    <meta:generator>OpenOffice/4.1.3$Win32 OpenOffice.org_project/413m1$Build-9783</meta:generator>
    <meta:document-statistic meta:table-count="6" meta:cell-count="282" meta:object-count="0"/>
  </office:meta>
</office:document-meta>
</file>